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64cm" svg:height="1.397cm" svg:x="6.096cm" svg:y="5.842cm">
          <text:p text:style-name="P1"><text:span text:style-name="T1">Security in imple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2.286cm" svg:height="2.159cm" svg:x="4.826cm" svg:y="7.874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159cm" svg:height="1.397cm" svg:x="0.762cm" svg:y="5.95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667cm" svg:height="2.032cm" svg:x="1.297cm" svg:y="8.282cm">
          <text:p text:style-name="P1"><text:span text:style-name="T1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54cm" svg:height="2.413cm" svg:x="2.413cm" svg:y="12.319cm">
          <text:p text:style-name="P1"><text:span text:style-name="T1">Avail-ability through scale-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667cm" svg:height="2.794cm" svg:x="5.461cm" svg:y="12.7cm">
          <text:p text:style-name="P1"><text:span text:style-name="T1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13cm" svg:height="1.651cm" svg:x="8.636cm" svg:y="12.73cm">
          <text:p text:style-name="P1"><text:span text:style-name="T1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921cm" svg:height="1.143cm" svg:x="11.53cm" svg:y="12.827cm">
          <text:p text:style-name="P1"><text:span text:style-name="T1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2.794cm" svg:height="1.397cm" svg:x="14.289cm" svg:y="8.101cm">
          <text:p text:style-name="P1"><text:span text:style-name="T1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2.286cm" svg:height="2.159cm" svg:x="15.113cm" svg:y="4.445cm">
          <text:p text:style-name="P1"><text:span text:style-name="T1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794cm" svg:height="1.778cm" svg:x="17.237cm" svg:y="6.977cm">
          <text:p text:style-name="P1"><text:span text:style-name="T1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54cm" svg:height="1.397cm" svg:x="17.58cm" svg:y="3.683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6.794cm" svg:y1="12.7cm" svg:x2="8.128cm" svg:y2="7.239cm" draw:start-shape="id3" draw:start-glue-point="0" draw:end-shape="id4" draw:end-glue-point="2" svg:d="M6794 12700l1334-5461" svg:viewBox="0 0 1335 5462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63cm" svg:y1="8.282cm" svg:x2="4.572cm" svg:y2="6.223cm" draw:start-shape="id6" draw:start-glue-point="0" draw:end-shape="id1" draw:end-glue-point="2" svg:d="M2630 8282l1942-2059" svg:viewBox="0 0 1943 2060">
          <text:p/>
        </draw:connector>
        <draw:connector draw:style-name="gr3" draw:text-style-name="P1" draw:layer="layout" draw:type="line" svg:x1="2.921cm" svg:y1="6.648cm" svg:x2="4.572cm" svg:y2="6.223cm" draw:start-shape="id7" draw:start-glue-point="1" draw:end-shape="id1" draw:end-glue-point="2" svg:d="M2921 6648l1651-425" svg:viewBox="0 0 1652 426">
          <text:p/>
        </draw:connector>
        <draw:connector draw:style-name="gr3" draw:text-style-name="P1" draw:layer="layout" draw:type="line" svg:x1="3.683cm" svg:y1="12.319cm" svg:x2="4.572cm" svg:y2="6.223cm" draw:start-shape="id8" draw:start-glue-point="0" draw:end-shape="id1" draw:end-glue-point="2" svg:d="M3683 12319l889-6096" svg:viewBox="0 0 890 6097">
          <text:p/>
        </draw:connector>
        <draw:connector draw:style-name="gr3" draw:text-style-name="P1" draw:layer="layout" draw:type="line" svg:x1="5.969cm" svg:y1="7.874cm" svg:x2="4.572cm" svg:y2="6.223cm" draw:start-shape="id9" draw:start-glue-point="0" draw:end-shape="id1" draw:end-glue-point="2" svg:d="M5969 7874l-1397-1651" svg:viewBox="0 0 1398 1652">
          <text:p/>
        </draw:connector>
        <draw:connector draw:style-name="gr3" draw:text-style-name="P1" draw:layer="layout" draw:type="line" svg:x1="12.001cm" svg:y1="6.096cm" svg:x2="10.164cm" svg:y2="3.542cm" draw:start-shape="id10" draw:start-glue-point="0" svg:d="M12001 6096l-1837-2554" svg:viewBox="0 0 1838 2555">
          <text:p/>
        </draw:connector>
        <draw:connector draw:style-name="gr3" draw:text-style-name="P1" xml:id="id2" draw:id="id2" draw:layer="layout" draw:type="line" svg:x1="17.237cm" svg:y1="7.866cm" svg:x2="10.164cm" svg:y2="3.542cm" draw:start-shape="id11" svg:d="M17237 7866l-7073-4324" svg:viewBox="0 0 7074 4325">
          <text:p/>
        </draw:connector>
        <draw:connector draw:style-name="gr3" draw:text-style-name="P1" draw:layer="layout" draw:type="line" svg:x1="15.113cm" svg:y1="5.524cm" svg:x2="13.35cm" svg:y2="3.261cm" draw:start-shape="id12" draw:start-glue-point="3" draw:end-shape="id13" draw:end-glue-point="9" svg:d="M15113 5524l-1763-2263" svg:viewBox="0 0 1764 2264">
          <text:p/>
        </draw:connector>
        <draw:connector draw:style-name="gr3" draw:text-style-name="P1" draw:layer="layout" draw:type="line" svg:x1="17.58cm" svg:y1="4.381cm" svg:x2="13.35cm" svg:y2="3.261cm" draw:start-shape="id14" draw:start-glue-point="3" draw:end-shape="id13" draw:end-glue-point="9" svg:d="M17580 4381l-4230-1120" svg:viewBox="0 0 4231 1121">
          <text:p/>
        </draw:connector>
        <draw:connector draw:style-name="gr3" draw:text-style-name="P1" draw:layer="layout" draw:type="line" svg:x1="9.842cm" svg:y1="12.73cm" svg:x2="8.128cm" svg:y2="7.239cm" draw:start-shape="id15" draw:start-glue-point="0" draw:end-shape="id4" draw:end-glue-point="2" svg:d="M9842 12730l-1714-5491" svg:viewBox="0 0 1715 5492">
          <text:p/>
        </draw:connector>
        <draw:custom-shape draw:style-name="gr1" draw:text-style-name="P2" xml:id="id29" draw:id="id29" draw:layer="layout" svg:width="2.286cm" svg:height="2.413cm" svg:x="13.208cm" svg:y="9.779cm">
          <text:p text:style-name="P1"><text:span text:style-name="T1">Auto-detect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99cm" svg:y1="12.827cm" svg:x2="8.128cm" svg:y2="7.239cm" draw:start-shape="id16" draw:start-glue-point="0" draw:end-shape="id4" draw:end-glue-point="2" svg:d="M12990 12827l-4862-5588" svg:viewBox="0 0 4863 5589">
          <text:p/>
        </draw:connector>
        <draw:connector draw:style-name="gr3" draw:text-style-name="P1" draw:layer="layout" draw:type="line" svg:x1="8.128cm" svg:y1="5.842cm" svg:x2="10.164cm" svg:y2="3.542cm" draw:start-shape="id4" draw:start-glue-point="0" draw:end-shape="id2" draw:end-glue-point="3" svg:d="M8128 5842l2036-2300" svg:viewBox="0 0 2037 2301">
          <text:p/>
        </draw:connector>
        <draw:custom-shape draw:style-name="gr1" draw:text-style-name="P2" xml:id="id17" draw:id="id17" draw:layer="layout" svg:width="2.54cm" svg:height="1.435cm" svg:x="17.45cm" svg:y="9.144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794cm" svg:height="1.905cm" svg:x="17.218cm" svg:y="10.779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2.921cm" svg:height="2.54cm" svg:x="16.891cm" svg:y="14.097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9.861cm" svg:x2="15.686cm" svg:y2="9.498cm" draw:start-shape="id17" draw:start-glue-point="3" draw:end-shape="id5" draw:end-glue-point="2" svg:d="M17450 9861l-1764-363" svg:viewBox="0 0 1765 364">
          <text:p/>
        </draw:connector>
        <draw:connector draw:style-name="gr3" draw:text-style-name="P1" draw:layer="layout" draw:type="line" svg:x1="17.218cm" svg:y1="11.731cm" svg:x2="15.686cm" svg:y2="9.498cm" draw:start-shape="id18" draw:start-glue-point="3" draw:end-shape="id5" draw:end-glue-point="2" svg:d="M17218 11731l-1532-2233" svg:viewBox="0 0 1533 2234">
          <text:p/>
        </draw:connector>
        <draw:connector draw:style-name="gr3" draw:text-style-name="P1" draw:layer="layout" draw:type="line" svg:x1="16.891cm" svg:y1="15.367cm" svg:x2="15.686cm" svg:y2="9.498cm" draw:start-shape="id19" draw:start-glue-point="3" draw:end-shape="id5" draw:end-glue-point="2" svg:d="M16891 15367l-1205-5869" svg:viewBox="0 0 1206 5870">
          <text:p/>
        </draw:connector>
        <draw:custom-shape draw:style-name="gr1" draw:text-style-name="P2" xml:id="id20" draw:id="id20" draw:layer="layout" svg:width="2.54cm" svg:height="0.762cm" svg:x="17.164cm" svg:y="12.853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3.234cm" svg:x2="15.686cm" svg:y2="9.498cm" draw:start-shape="id20" draw:start-glue-point="3" draw:end-shape="id5" draw:end-glue-point="2" svg:d="M17164 13234l-1478-3736" svg:viewBox="0 0 1479 3737">
          <text:p/>
        </draw:connector>
        <draw:custom-shape draw:style-name="gr1" draw:text-style-name="P2" xml:id="id21" draw:id="id21" draw:layer="layout" svg:width="4.318cm" svg:height="2.794cm" svg:x="15.24cm" svg:y="19.177cm">
          <text:p text:style-name="P1"><text:span text:style-name="T1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1.778cm" svg:height="1.016cm" svg:x="11.557cm" svg:y="19.558cm">
          <text:p text:style-name="P1"><text:span text:style-name="T1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13cm" svg:height="1.778cm" svg:x="8.89cm" svg:y="14.651cm">
          <text:p text:style-name="P1"><text:span text:style-name="T1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159cm" svg:height="1.524cm" svg:x="10.079cm" svg:y="16.783cm">
          <text:p text:style-name="P1"><text:span text:style-name="T1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99cm" svg:y1="19.177cm" svg:x2="12.99cm" svg:y2="13.97cm" draw:start-shape="id21" draw:start-glue-point="0" draw:end-shape="id16" draw:end-glue-point="2" svg:d="M17399 19177l-4409-5207" svg:viewBox="0 0 4410 5208">
          <text:p/>
        </draw:connector>
        <draw:connector draw:style-name="gr3" draw:text-style-name="P1" draw:layer="layout" draw:type="line" svg:x1="10.096cm" svg:y1="14.651cm" svg:x2="12.99cm" svg:y2="13.97cm" draw:start-shape="id22" draw:start-glue-point="0" draw:end-shape="id16" draw:end-glue-point="2" svg:d="M10096 14651l2894-681" svg:viewBox="0 0 2895 682">
          <text:p/>
        </draw:connector>
        <draw:connector draw:style-name="gr3" draw:text-style-name="P1" draw:layer="layout" draw:type="line" svg:x1="11.158cm" svg:y1="16.783cm" svg:x2="12.99cm" svg:y2="13.97cm" draw:start-shape="id23" draw:start-glue-point="0" draw:end-shape="id16" draw:end-glue-point="2" svg:d="M11158 16783l1832-2813" svg:viewBox="0 0 1833 2814">
          <text:p/>
        </draw:connector>
        <draw:connector draw:style-name="gr3" draw:text-style-name="P1" draw:layer="layout" draw:type="line" svg:x1="12.446cm" svg:y1="19.558cm" svg:x2="12.99cm" svg:y2="13.97cm" draw:start-shape="id24" draw:start-glue-point="0" draw:end-shape="id16" draw:end-glue-point="2" svg:d="M12446 19558l544-5588" svg:viewBox="0 0 545 5589">
          <text:p/>
        </draw:connector>
        <draw:connector draw:style-name="gr3" draw:text-style-name="P1" draw:layer="layout" draw:type="line" svg:x1="14.224cm" svg:y1="17.018cm" svg:x2="12.99cm" svg:y2="13.97cm" draw:start-shape="id25" draw:start-glue-point="0" draw:end-shape="id16" draw:end-glue-point="2" svg:d="M14224 17018l-1234-3048" svg:viewBox="0 0 1235 3049">
          <text:p/>
        </draw:connector>
        <draw:custom-shape draw:style-name="gr1" draw:text-style-name="P2" xml:id="id25" draw:id="id25" draw:layer="layout" svg:width="2.286cm" svg:height="2.032cm" svg:x="13.081cm" svg:y="17.018cm">
          <text:p text:style-name="P1"><text:span text:style-name="T1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286cm" svg:height="2.032cm" svg:x="17.399cm" svg:y="16.891cm">
          <text:p text:style-name="P1"><text:span text:style-name="T1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99cm" svg:y1="17.907cm" svg:x2="12.99cm" svg:y2="13.97cm" draw:start-shape="id26" draw:start-glue-point="3" draw:end-shape="id16" draw:end-glue-point="2" svg:d="M17399 17907l-4409-3937" svg:viewBox="0 0 4410 3938">
          <text:p/>
        </draw:connector>
        <draw:custom-shape draw:style-name="gr1" draw:text-style-name="P2" xml:id="id27" draw:id="id27" draw:layer="layout" svg:width="4.191cm" svg:height="1.397cm" svg:x="15.956cm" svg:y="2.159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956cm" svg:y1="2.857cm" svg:x2="13.351cm" svg:y2="3.244cm" draw:start-shape="id27" draw:start-glue-point="3" svg:d="M15956 2857l-2605 387" svg:viewBox="0 0 2606 388">
          <text:p/>
        </draw:connector>
        <draw:custom-shape draw:style-name="gr1" draw:text-style-name="P2" xml:id="id28" draw:id="id28" draw:layer="layout" svg:width="2.159cm" svg:height="1.651cm" svg:x="10.739cm" svg:y="8.697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818cm" svg:y1="8.697cm" svg:x2="12.001cm" svg:y2="8.001cm" draw:start-shape="id28" draw:start-glue-point="0" draw:end-shape="id10" draw:end-glue-point="2" svg:d="M11818 8697l183-696" svg:viewBox="0 0 184 697">
          <text:p/>
        </draw:connector>
        <draw:connector draw:style-name="gr3" draw:text-style-name="P1" draw:layer="layout" draw:type="line" svg:x1="14.351cm" svg:y1="9.779cm" svg:x2="11.988cm" svg:y2="8.009cm" draw:start-shape="id29" draw:start-glue-point="0" svg:d="M14351 9779l-2363-1770" svg:viewBox="0 0 2364 1771">
          <text:p/>
        </draw:connector>
        <draw:frame draw:style-name="gr4" draw:text-style-name="P4" draw:layer="layout" svg:width="3.341cm" svg:height="1.843cm" svg:x="1.004cm" svg:y="10.266cm">
          <draw:text-box>
            <text:p><text:span text:style-name="T3">Includes least privilege &amp; input validation using whitelists</text:span></text:p>
          </draw:text-box>
        </draw:frame>
        <draw:custom-shape draw:style-name="gr1" draw:text-style-name="P2" xml:id="id30" draw:id="id3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30" draw:start-glue-point="1" svg:d="M4445 3492l5719-7" svg:viewBox="0 0 5720 8">
          <text:p/>
        </draw:connector>
        <draw:frame draw:style-name="gr5" draw:text-style-name="P4" draw:layer="layout" svg:width="2.763cm" svg:height="0.649cm" svg:x="0.793cm" svg:y="4.304cm">
          <draw:text-box>
            <text:p><text:span text:style-name="T3">See first figure</text:span></text:p>
          </draw:text-box>
        </draw:frame>
        <draw:custom-shape draw:style-name="gr1" draw:text-style-name="P2" xml:id="id31" draw:id="id31" draw:layer="layout" svg:width="3.937cm" svg:height="1.524cm" svg:x="0.889cm" svg:y="15.621cm">
          <text:p text:style-name="P1"><text:span text:style-name="T1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2.794cm" svg:height="1.27cm" svg:x="1.959cm" svg:y="17.526cm">
          <text:p text:style-name="P1"><text:span text:style-name="T1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2.286cm" svg:height="0.889cm" svg:x="2.416cm" svg:y="19.304cm">
          <text:p text:style-name="P1"><text:span text:style-name="T1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937cm" svg:height="1.524cm" svg:x="0.87cm" svg:y="20.609cm">
          <text:p text:style-name="P1"><text:span text:style-name="T1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5" draw:id="id35" draw:layer="layout" svg:width="3.937cm" svg:height="1.524cm" svg:x="0.805cm" svg:y="22.441cm">
          <text:p text:style-name="P1"><text:span text:style-name="T1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3.937cm" svg:height="1.524cm" svg:x="1.778cm" svg:y="24.892cm">
          <text:p text:style-name="P1"><text:span text:style-name="T1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3.937cm" svg:height="1.524cm" svg:x="6.731cm" svg:y="24.511cm">
          <text:p text:style-name="P1"><text:span text:style-name="T1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2.845cm" svg:height="1.318cm" svg:x="7.493cm" svg:y="23.114cm">
          <text:p text:style-name="P1"><text:span text:style-name="T1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9" draw:id="id39" draw:layer="layout" svg:width="3.48cm" svg:height="1.318cm" svg:x="7.874cm" svg:y="20.78cm">
          <text:p text:style-name="P1"><text:span text:style-name="T1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3.048cm" svg:height="1.953cm" svg:x="8.128cm" svg:y="18.621cm">
          <text:p text:style-name="P1"><text:span text:style-name="T1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31" draw:start-glue-point="1" draw:end-shape="id3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32" draw:start-glue-point="1" svg:d="M4753 18161l2041-2666" svg:viewBox="0 0 2042 2667">
          <text:p/>
        </draw:connector>
        <draw:connector draw:style-name="gr3" draw:text-style-name="P1" draw:layer="layout" draw:type="line" svg:x1="4.702cm" svg:y1="19.748cm" svg:x2="6.794cm" svg:y2="15.496cm" draw:start-shape="id33" draw:start-glue-point="1" svg:d="M4702 19748l2092-4252" svg:viewBox="0 0 2093 4253">
          <text:p/>
        </draw:connector>
        <draw:connector draw:style-name="gr3" draw:text-style-name="P1" draw:layer="layout" draw:type="line" svg:x1="4.807cm" svg:y1="21.371cm" svg:x2="6.794cm" svg:y2="15.497cm" draw:start-shape="id34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35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36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37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38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39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40" draw:start-glue-point="3" svg:d="M8128 19597l-1400-4094" svg:viewBox="0 0 1401 4095">
          <text:p/>
        </draw:connector>
        <draw:frame draw:style-name="gr5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5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22:12:03.044846133</dc:date>
    <meta:editing-duration>PT1H39M28S</meta:editing-duration>
    <meta:editing-cycles>31</meta:editing-cycles>
    <meta:generator>LibreOffice/4.2.8.2$Linux_X86_64 LibreOffice_project/420m0$Build-2</meta:generator>
    <meta:document-statistic meta:object-count="81"/>
  </office:meta>
</office:document-meta>
</file>